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4A9AEE9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0.534cm" fo:min-width="6.072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cm" svg:y="-0.02cm">
          <draw:image xlink:href="Pictures/1000000100000320000001E04A9AEE94.png" xlink:type="simple" xlink:show="embed" xlink:actuate="onLoad" draw:mime-type="image/png">
            <text:p/>
          </draw:image>
        </draw:frame>
        <draw:custom-shape draw:style-name="gr2" draw:text-style-name="P3" draw:layer="layout" svg:width="6.572cm" svg:height="0.784cm" svg:x="6.715cm" svg:y="3.276cm">
          <text:p text:style-name="P2"><text:span text:style-name="T1">These properties get updated on play</text:span></text:p>
          <draw:enhanced-geometry svg:viewBox="0 0 21600 21600" draw:mirror-horizontal="false" draw:type="line-callout-2" draw:modifiers="-6943.67868553172 -9685.6050955414 -5307.16567777271 -2036.17834394904 -788.680967594706 15188.789808917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6.572cm" svg:height="0.784cm" svg:x="6.692cm" svg:y="1.528cm">
          <text:p text:style-name="P2"><text:span text:style-name="T1">These properties get set when creating the work</text:span></text:p>
          <draw:enhanced-geometry svg:viewBox="0 0 21600 21600" draw:mirror-horizontal="false" draw:type="line-callout-2" draw:modifiers="-6943.67868553172 -9685.6050955414 -5307.16567777271 -2036.17834394904 -788.680967594706 15188.789808917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20T12:29:56.909626427</dc:date>
    <meta:editing-cycles>17</meta:editing-cycles>
    <meta:editing-duration>PT2H28M53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